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-color="#000000"/>
    </style:style>
    <style:style style:name="P2" style:family="paragraph">
      <loext:graphic-properties draw:fill-color="#666666"/>
    </style:style>
    <style:style style:name="P3" style:family="paragraph">
      <loext:graphic-properties draw:fill-color="#008000"/>
    </style:style>
    <style:style style:name="P4" style:family="paragraph">
      <loext:graphic-properties draw:fill-color="#00bfff"/>
    </style:style>
    <style:style style:name="P5" style:family="paragraph">
      <loext:graphic-properties draw:fill-color="#00ffff"/>
    </style:style>
    <style:style style:name="P6" style:family="paragraph">
      <loext:graphic-properties draw:fill-color="#ffdab9"/>
    </style:style>
    <style:style style:name="P7" style:family="paragraph">
      <loext:graphic-properties draw:fill-color="#ff8c00"/>
    </style:style>
    <style:style style:name="P8" style:family="paragraph">
      <loext:graphic-properties draw:fill-color="#8b0000"/>
    </style:style>
    <style:style style:name="P9" style:family="paragraph">
      <loext:graphic-properties draw:fill-color="#ff0000"/>
    </style:style>
    <style:style style:name="P10" style:family="paragraph">
      <loext:graphic-properties draw:fill-color="#ffff00"/>
    </style:style>
    <style:style style:name="P11" style:family="paragraph">
      <loext:graphic-properties draw:fill-color="#00a933"/>
    </style:style>
    <style:style style:name="T1" style:family="text">
      <style:text-properties officeooo:rsid="00068b92"/>
    </style:style>
    <style:style style:name="T2" style:family="text">
      <style:text-properties officeooo:rsid="000710c2"/>
    </style:style>
    <style:style style:name="gr1" style:family="graphic">
      <style:graphic-properties draw:fill-color="#000000" draw:textarea-horizontal-align="justify" draw:textarea-vertical-align="middle" draw:auto-grow-height="false" fo:min-height="0.1181in" fo:min-width="0.1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666666" draw:textarea-horizontal-align="justify" draw:textarea-vertical-align="middle" draw:auto-grow-height="false" fo:min-height="0.1181in" fo:min-width="0.1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008000" draw:textarea-horizontal-align="justify" draw:textarea-vertical-align="middle" draw:auto-grow-height="false" fo:min-height="0.1181in" fo:min-width="0.1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00bfff" draw:textarea-horizontal-align="justify" draw:textarea-vertical-align="middle" draw:auto-grow-height="false" fo:min-height="0.1181in" fo:min-width="0.1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00ffff" draw:textarea-horizontal-align="justify" draw:textarea-vertical-align="middle" draw:auto-grow-height="false" fo:min-height="0.1181in" fo:min-width="0.1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dab9" draw:textarea-horizontal-align="justify" draw:textarea-vertical-align="middle" draw:auto-grow-height="false" fo:min-height="0.1181in" fo:min-width="0.1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ff8c00" draw:textarea-horizontal-align="justify" draw:textarea-vertical-align="middle" draw:auto-grow-height="false" fo:min-height="0.1181in" fo:min-width="0.1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8b0000" draw:textarea-horizontal-align="justify" draw:textarea-vertical-align="middle" draw:auto-grow-height="false" fo:min-height="0.1181in" fo:min-width="0.1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0000" draw:textarea-horizontal-align="justify" draw:textarea-vertical-align="middle" draw:auto-grow-height="false" fo:min-height="0.1181in" fo:min-width="0.1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ff00" draw:textarea-horizontal-align="justify" draw:textarea-vertical-align="middle" draw:auto-grow-height="false" fo:min-height="0.1181in" fo:min-width="0.1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00a933" draw:textarea-horizontal-align="justify" draw:textarea-vertical-align="middle" draw:auto-grow-height="false" fo:min-height="0.0291in" fo:min-width="0.040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ist of Different object Descriptions</text:p>
      <text:p text:style-name="Standard"/>
      <text:p text:style-name="Standard">Sphere (Air) Objects:</text:p>
      <text:p text:style-name="Standard"/>
      <text:p text:style-name="Standard"><draw:custom-shape text:anchor-type="paragraph" draw:z-index="0" draw:name="Shape1" draw:style-name="gr11" draw:text-style-name="P11" svg:width="0.2295in" svg:height="0.1669in" svg:x="3.3465in" svg:y="0.0091in"><text:p/><draw:enhanced-geometry svg:viewBox="0 0 21600 21600" draw:text-areas="?f4 ?f4 ?f3 ?f3" draw:type="star4" draw:modifiers="0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text:s text:c="4"/><text:span text:style-name="T2">AirCraft</text:span> (Friendly): RGB(0, 255, 0) (Green) </text:p>
      <text:p text:style-name="Standard"><draw:custom-shape text:anchor-type="paragraph" draw:z-index="1" draw:name="Shape1_0" draw:style-name="gr10" draw:text-style-name="P10" svg:width="0.2295in" svg:height="0.1669in" svg:x="3.4925in" svg:y="0.028in"><text:p/><draw:enhanced-geometry svg:viewBox="0 0 21600 21600" draw:text-areas="?f4 ?f4 ?f3 ?f3" draw:type="star4" draw:modifiers="0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text:s text:c="4"/><text:span text:style-name="T2">AirCraft</text:span> (Neutral): RGB(255, 255, 0) (Yellow)</text:p>
      <text:p text:style-name="Standard"><draw:custom-shape text:anchor-type="paragraph" draw:z-index="2" draw:name="Shape1_1" draw:style-name="gr9" draw:text-style-name="P9" svg:width="0.2295in" svg:height="0.1669in" svg:x="3.1071in" svg:y="0.028in"><text:p/><draw:enhanced-geometry svg:viewBox="0 0 21600 21600" draw:text-areas="?f4 ?f4 ?f3 ?f3" draw:type="star4" draw:modifiers="0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text:s text:c="4"/><text:span text:style-name="T2">AirCraft</text:span> (Hostile): RGB(255, 0, 0) (Red)</text:p>
      <text:p text:style-name="Standard">Cube (Ground) Objects:</text:p>
      <text:p text:style-name="Standard"/>
      <text:p text:style-name="Standard"><draw:custom-shape text:anchor-type="paragraph" draw:z-index="3" draw:name="Shape1_2" draw:style-name="gr8" draw:text-style-name="P8" svg:width="0.2295in" svg:height="0.1669in" svg:x="2.7634in" svg:y="0.0134in"><text:p/><draw:enhanced-geometry svg:viewBox="0 0 21600 21600" draw:text-areas="?f4 ?f4 ?f3 ?f3" draw:mirror-horizontal="false" draw:mirror-vertical="false" draw:type="star4" draw:modifiers="0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text:s text:c="4"/>Criminal: RGB(139, 0, 0) (Dark Red)</text:p>
      <text:p text:style-name="Standard"><draw:custom-shape text:anchor-type="paragraph" draw:z-index="4" draw:name="Shape1_3" draw:style-name="gr7" draw:text-style-name="P7" svg:width="0.2295in" svg:height="0.1669in" svg:x="3.0134in" svg:y="0.0382in"><text:p/><draw:enhanced-geometry svg:viewBox="0 0 21600 21600" draw:text-areas="?f4 ?f4 ?f3 ?f3" draw:type="star4" draw:modifiers="0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text:s text:c="4"/>Animal: RGB(255, 140, 0) (Dark Orange)</text:p>
      <text:p text:style-name="Standard"><draw:custom-shape text:anchor-type="paragraph" draw:z-index="5" draw:name="Shape1_4" draw:style-name="gr6" draw:text-style-name="P6" svg:width="0.2295in" svg:height="0.1669in" svg:x="2.6071in" svg:y="0.0299in"><text:p/><draw:enhanced-geometry svg:viewBox="0 0 21600 21600" draw:text-areas="?f4 ?f4 ?f3 ?f3" draw:type="star4" draw:modifiers="0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text:s text:c="4"/>Child: RGB(255, 218, 185) (Peach)</text:p>
      <text:p text:style-name="Standard"><draw:custom-shape text:anchor-type="paragraph" draw:z-index="6" draw:name="Shape1_5" draw:style-name="gr5" draw:text-style-name="P5" svg:width="0.2295in" svg:height="0.1669in" svg:x="2.4402in" svg:y="0.0047in"><text:p/><draw:enhanced-geometry svg:viewBox="0 0 21600 21600" draw:text-areas="?f4 ?f4 ?f3 ?f3" draw:type="star4" draw:modifiers="0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text:s text:c="4"/>Victim: RGB(0, 255, 255) (Cyan)</text:p>
      <text:p text:style-name="Standard"><draw:custom-shape text:anchor-type="paragraph" draw:z-index="7" draw:name="Shape1_6" draw:style-name="gr4" draw:text-style-name="P4" svg:width="0.2295in" svg:height="0.1669in" svg:x="3.3256in" svg:y="0.0465in"><text:p/><draw:enhanced-geometry svg:viewBox="0 0 21600 21600" draw:text-areas="?f4 ?f4 ?f3 ?f3" draw:type="star4" draw:modifiers="0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text:s text:c="4"/>Bystander: RGB(0, 191, 255) (Deep Sky Blue)</text:p>
      <text:p text:style-name="Standard"><draw:custom-shape text:anchor-type="paragraph" draw:z-index="8" draw:name="Shape1_7" draw:style-name="gr3" draw:text-style-name="P3" svg:width="0.2295in" svg:height="0.1669in" svg:x="3.0134in" svg:y="0.0299in"><text:p/><draw:enhanced-geometry svg:viewBox="0 0 21600 21600" draw:text-areas="?f4 ?f4 ?f3 ?f3" draw:type="star4" draw:modifiers="0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text:s text:c="4"/>Robot (Friendly): RGB(0, 128, 0) (Green)</text:p>
      <text:p text:style-name="Standard"><draw:custom-shape text:anchor-type="paragraph" draw:z-index="9" draw:name="Shape1_8" draw:style-name="gr2" draw:text-style-name="P2" svg:width="0.2295in" svg:height="0.1669in" svg:x="3.628in" svg:y="0.0362in"><text:p/><draw:enhanced-geometry svg:viewBox="0 0 21600 21600" draw:text-areas="?f4 ?f4 ?f3 ?f3" draw:type="star4" draw:modifiers="0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text:s text:c="4"/>Robot (Neutral): RGB(169, 169, 169) (Dark Gray)</text:p>
      <text:p text:style-name="Standard"><draw:custom-shape text:anchor-type="paragraph" draw:z-index="10" draw:name="Shape1_9" draw:style-name="gr1" draw:text-style-name="P1" svg:width="0.2295in" svg:height="0.1669in" svg:x="2.8154in" svg:y="0.0193in"><text:p/><draw:enhanced-geometry svg:viewBox="0 0 21600 21600" draw:text-areas="?f4 ?f4 ?f3 ?f3" draw:type="star4" draw:modifiers="0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text:s text:c="4"/>Robot (Hostile): RGB(<text:span text:style-name="T1">0</text:span>, 0, 0) (<text:span text:style-name="T1">Black</text:span>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4T15:03:17.651356332</meta:creation-date>
    <dc:date>2023-11-14T15:14:22.419011423</dc:date>
    <meta:editing-duration>PT11M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77" meta:character-count="557" meta:non-whitespace-character-count="449"/>
  </office:meta>
</office:document-meta>
</file>